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 de evaluare a capacitatii pulmona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6" meta:character-count="42"/>
    <dc:date>2016-05-05T20:38:33.83</dc:date>
    <dc:creator>Elena Alexandra</dc:creator>
    <meta:generator>OpenOffice/4.1.1$Win32 OpenOffice.org_project/411m6$Build-9775</meta:generator>
  </office:meta>
</office:document-meta>
</file>